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3.805cm"/>
    </style:style>
    <style:style style:name="Table1.B" style:family="table-column">
      <style:table-column-properties style:column-width="6.329cm"/>
    </style:style>
    <style:style style:name="Table1.C" style:family="table-column">
      <style:table-column-properties style:column-width="7.456cm"/>
    </style:style>
    <style:style style:name="Table1.A1" style:family="table-cell">
      <style:table-cell-properties style:vertical-align="middle" fo:padding="0.049cm" fo:border="0.05pt solid #000000"/>
    </style:style>
    <style:style style:name="Table2" style:family="table">
      <style:table-properties style:width="17.59cm" table:align="left"/>
    </style:style>
    <style:style style:name="Table2.A" style:family="table-column">
      <style:table-column-properties style:column-width="2.593cm"/>
    </style:style>
    <style:style style:name="Table2.B" style:family="table-column">
      <style:table-column-properties style:column-width="10.224cm"/>
    </style:style>
    <style:style style:name="Table2.C" style:family="table-column">
      <style:table-column-properties style:column-width="4.773cm"/>
    </style:style>
    <style:style style:name="Table2.A1" style:family="table-cell">
      <style:table-cell-properties style:vertical-align="middle" fo:padding="0.049cm" fo:border="0.05pt solid #000000"/>
    </style:style>
    <style:style style:name="P1"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Heading_20_3">
      <style:paragraph-properties fo:margin-left="0cm" fo:margin-right="0cm" fo:margin-top="0cm" fo:margin-bottom="0.247cm" style:contextual-spacing="false" fo:line-height="114%" fo:text-indent="0cm" style:auto-text-indent="false"/>
      <style:text-properties style:font-name="Google Sans" fo:background-color="#ffff00"/>
    </style:style>
    <style:style style:name="P3" style:family="paragraph" style:parent-style-name="Heading_20_3">
      <style:paragraph-properties fo:margin-left="0cm" fo:margin-right="0cm" fo:margin-top="0cm" fo:margin-bottom="0.247cm" style:contextual-spacing="false" fo:line-height="114%" fo:text-indent="0cm" style:auto-text-indent="false"/>
    </style:style>
    <style:style style:name="P4" style:family="paragraph" style:parent-style-name="Heading_20_3">
      <style:text-properties fo:background-color="#861141"/>
    </style:style>
    <style:style style:name="P5" style:family="paragraph" style:parent-style-name="Heading_20_4">
      <style:paragraph-properties fo:margin-left="0cm" fo:margin-right="0cm" fo:margin-top="0cm" fo:margin-bottom="0.212cm" style:contextual-spacing="false" fo:line-height="114%" fo:text-indent="0cm" style:auto-text-indent="false"/>
      <style:text-properties style:font-name="Google Sans Text" fo:font-weight="bold"/>
    </style:style>
    <style:style style:name="P6" style:family="paragraph" style:parent-style-name="Heading_20_4">
      <style:paragraph-properties fo:margin-left="0cm" fo:margin-right="0cm" fo:margin-top="0cm" fo:margin-bottom="0.212cm" style:contextual-spacing="false" fo:line-height="114%" fo:text-indent="0cm" style:auto-text-indent="false"/>
    </style:style>
    <style:style style:name="P7" style:family="paragraph" style:parent-style-name="Horizontal_20_Line">
      <style:text-properties fo:background-color="#861141"/>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left="0cm" fo:margin-right="0cm" fo:margin-top="0cm" fo:margin-bottom="0cm" style:contextual-spacing="false" fo:line-height="114%" fo:text-indent="0cm" style:auto-text-indent="false"/>
    </style:style>
    <style:style style:name="P10" style:family="paragraph" style:parent-style-name="Preformatted_20_Text">
      <style:paragraph-properties fo:margin-top="0cm" fo:margin-bottom="0cm" style:contextual-spacing="false" fo:line-height="114%"/>
    </style:style>
    <style:style style:name="P11" style:family="paragraph" style:parent-style-name="Quotations">
      <style:paragraph-properties fo:margin-left="1cm" fo:margin-right="1cm" fo:margin-top="0cm" fo:margin-bottom="0.499cm" style:contextual-spacing="false" fo:line-height="114%" fo:text-indent="0cm" style:auto-text-indent="false"/>
      <style:text-properties style:font-name="Google Sans Text" fo:font-weight="bold"/>
    </style:style>
    <style:style style:name="P12" style:family="paragraph" style:parent-style-name="Quotations">
      <style:paragraph-properties fo:margin-left="1cm" fo:margin-right="1cm" fo:margin-top="0cm" fo:margin-bottom="0.499cm" style:contextual-spacing="false" fo:line-height="114%" fo:text-indent="0cm" style:auto-text-indent="false"/>
      <style:text-properties style:font-name="Google Sans Text"/>
    </style:style>
    <style:style style:name="P13" style:family="paragraph" style:parent-style-name="Quotations" style:list-style-name="L1">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14" style:family="paragraph" style:parent-style-name="Quotations" style:list-style-name="L2">
      <style:paragraph-properties fo:margin-left="1cm" fo:margin-right="1cm" fo:margin-top="0cm" fo:margin-bottom="0.499cm" style:contextual-spacing="false" fo:line-height="114%" fo:text-indent="0cm" style:auto-text-indent="false" fo:padding="0cm" fo:border="none"/>
      <style:text-properties style:font-name="Google Sans Text"/>
    </style:style>
    <style:style style:name="P15" style:family="paragraph" style:parent-style-name="Quotations" style:list-style-name="L1">
      <style:paragraph-properties fo:margin-left="1cm" fo:margin-right="1cm" fo:margin-top="0cm" fo:margin-bottom="0.499cm" style:contextual-spacing="false" fo:line-height="114%" fo:text-indent="0cm" style:auto-text-indent="false" fo:padding="0cm" fo:border="none"/>
    </style:style>
    <style:style style:name="P16" style:family="paragraph" style:parent-style-name="Standard">
      <style:text-properties fo:background-color="#2a6099"/>
    </style:style>
    <style:style style:name="P17" style:family="paragraph" style:parent-style-name="Table_20_Contents">
      <style:paragraph-properties fo:margin-left="0cm" fo:margin-right="0cm" fo:margin-top="0cm" fo:margin-bottom="0.247cm" style:contextual-spacing="false" fo:line-height="114%" fo:text-indent="0cm" style:auto-text-indent="false"/>
    </style:style>
    <style:style style:name="P18" style:family="paragraph" style:parent-style-name="Table_20_Contents">
      <style:paragraph-properties fo:margin-left="0cm" fo:margin-right="0cm" fo:margin-top="0cm" fo:margin-bottom="0cm" style:contextual-spacing="false" fo:line-height="114%" fo:text-indent="0cm" style:auto-text-indent="false"/>
    </style:style>
    <style:style style:name="P19"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2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23"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4"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5"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6"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7"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8"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9"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background-color="#2a6099"/>
    </style:style>
    <style:style style:name="P30"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31"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style>
    <style:style style:name="P32"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style>
    <style:style style:name="P33"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style>
    <style:style style:name="P34"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style>
    <style:style style:name="P35"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36" style:family="paragraph" style:parent-style-name="Text_20_body">
      <style:paragraph-properties fo:margin-left="0cm" fo:margin-right="0cm" fo:margin-top="0cm" fo:margin-bottom="0.247cm" style:contextual-spacing="false" fo:line-height="114%" fo:text-indent="0cm" style:auto-text-indent="false"/>
    </style:style>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1">
      <style:text-properties fo:font-weight="bold"/>
    </style:style>
    <style:style style:name="P40" style:family="paragraph" style:parent-style-name="Text_20_body">
      <style:text-properties fo:font-weight="bold"/>
    </style:style>
    <style:style style:name="P41" style:family="paragraph" style:parent-style-name="Text_20_body" style:list-style-name="L18">
      <style:text-properties fo:font-weight="bold"/>
    </style:style>
    <style:style style:name="P42" style:family="paragraph" style:parent-style-name="Text_20_body">
      <style:paragraph-properties fo:margin-left="0cm" fo:margin-right="0cm" fo:text-indent="0cm" style:auto-text-indent="false"/>
      <style:text-properties fo:background-color="#861141"/>
    </style:style>
    <style:style style:name="P43" style:family="paragraph" style:parent-style-name="Text_20_body">
      <style:text-properties fo:background-color="#861141"/>
    </style:style>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text-properties fo:background-color="#2a6099"/>
    </style:style>
    <style:style style:name="P53" style:family="paragraph" style:parent-style-name="Text_20_body" style:list-style-name="L20"/>
    <style:style style:name="P54" style:family="paragraph" style:parent-style-name="Text_20_body" style:list-style-name="L21"/>
    <style:style style:name="T1" style:family="text">
      <style:text-properties fo:font-weight="bold"/>
    </style:style>
    <style:style style:name="T2" style:family="text">
      <style:text-properties fo:font-weight="bold" fo:background-color="#ffff00" loext:char-shading-value="0"/>
    </style:style>
    <style:style style:name="T3" style:family="text">
      <style:text-properties fo:font-weight="bold" fo:background-color="#ffff00" loext:char-shading-value="0"/>
    </style:style>
    <style:style style:name="T4" style:family="text">
      <style:text-properties fo:font-weight="bold" fo:background-color="#861141" loext:char-shading-value="0"/>
    </style:style>
    <style:style style:name="T5" style:family="text">
      <style:text-properties fo:font-weight="bold" fo:background-color="#861141" loext:char-shading-value="0"/>
    </style:style>
    <style:style style:name="T6" style:family="text">
      <style:text-properties style:font-name="Google Sans Text"/>
    </style:style>
    <style:style style:name="T7" style:family="text">
      <style:text-properties style:font-name="Google Sans Text" fo:font-weight="bold"/>
    </style:style>
    <style:style style:name="T8" style:family="text">
      <style:text-properties style:font-name="Google Sans"/>
    </style:style>
    <style:style style:name="T9" style:family="text">
      <style:text-properties fo:font-style="italic"/>
    </style:style>
    <style:style style:name="T10" style:family="text">
      <style:text-properties fo:font-style="italic" fo:background-color="#861141" loext:char-shading-value="0"/>
    </style:style>
    <style:style style:name="T11" style:family="text">
      <style:text-properties fo:font-style="italic" fo:background-color="#861141" loext:char-shading-value="0"/>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fo:background-color="#861141" loext:char-shading-value="0"/>
    </style:style>
    <style:style style:name="T15" style:family="text">
      <style:text-properties fo:background-color="#861141" loext:char-shading-value="0"/>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xcelente! Vamos a resetear y ejecutar esto como una verdadera Bio-fábrica digital. Como tu <text:span text:style-name="T1">Senior Blockchain Architect</text:span>, he diseñado el "Master Prompt" y la hoja de ruta técnica para que tu <text:span text:style-name="T1">Junior</text:span> (o cualquier LLM) construya esto sin errores de tipos y con seguridad total.</text:p>
      <text:p text:style-name="Horizontal_20_Line"/>
      <text:h text:style-name="P1" text:outline-level="3">1. El Master Prompt (Copia y pega esto para configurar tu IA)</text:h>
      <text:p text:style-name="P12">"Actúa como un Senior Fullstack Web3 Developer especializado en Celo y ReFi. Tu misión es construir la dApp 'Biota Nodo Medellín' usando Next.js 15 (App Router) y React 19.</text:p>
      <text:p text:style-name="P11">Restricciones Técnicas:</text:p>
      <text:list text:style-name="L1">
        <text:list-item>
          <text:p text:style-name="P15"><text:span text:style-name="T7">Seguridad:</text:span><text:span text:style-name="T6"> Middleware contra CVE-2025-29927 y React2Shell. No usar </text:span><text:span text:style-name="Source_20_Text"><text:span text:style-name="T6">eval()</text:span></text:span><text:span text:style-name="T6"> ni Server Functions inseguras.</text:span></text:p>
        </text:list-item>
        <text:list-item>
          <text:p text:style-name="P15"><text:span text:style-name="T7">Arquitectura:</text:span><text:span text:style-name="T6"> Clean Architecture. Separación estricta de 'Client Components' para evitar fallos de </text:span><text:span text:style-name="Source_20_Text"><text:span text:style-name="T6">indexedDB</text:span></text:span><text:span text:style-name="T6">.</text:span></text:p>
        </text:list-item>
        <text:list-item>
          <text:p text:style-name="P13"><text:span text:style-name="T1">Stack:</text:span> Privy (Auth), Thirdweb v5 (Contratos), Wagmi/Viem (Hooks), ShadcnUI.</text:p>
        </text:list-item>
        <text:list-item>
          <text:p text:style-name="P13"><text:span text:style-name="T1">Integraciones ReFi:</text:span> &gt; - <text:span text:style-name="T1">Self Protocol:</text:span> Verificación de humanidad (Sybil resistance).</text:p>
          <text:list>
            <text:list-item>
              <text:p text:style-name="P13"><text:span text:style-name="T1">GoodDollar Claim SDK:</text:span> Recompensas en G$.</text:p>
            </text:list-item>
            <text:list-item>
              <text:p text:style-name="P13"><text:span text:style-name="T1">Noah AI:</text:span> Dashboard de análisis de regeneración.</text:p>
            </text:list-item>
            <text:list-item>
              <text:p text:style-name="P13"><text:span text:style-name="T1">Farcaster MiniApp:</text:span> Manifest JSON y soporte de Frame.</text:p>
            </text:list-item>
          </text:list>
        </text:list-item>
      </text:list>
      <text:p text:style-name="P11">Flujo de Usuario:</text:p>
      <text:list text:style-name="L2">
        <text:list-item>
          <text:p text:style-name="P14">Landing -&gt; 2. Login (Privy) -&gt; 3. Verificación de Humanidad (Self) -&gt; 4. Registro de Predio (Noah AI) -&gt; 5. Mint de BiotaPass (Thirdweb/Celo) -&gt; 6. Claim Rewards (GoodDollar).</text:p>
        </text:list-item>
      </text:list>
      <text:p text:style-name="P12">Dame el código modular, sin vulnerabilidades y optimizado para Vercel."</text:p>
      <text:p text:style-name="Horizontal_20_Line"><text:soft-page-break/></text:p>
      <text:h text:style-name="P1" text:outline-level="3">2. Documentación Técnica y Arquitectura del Nodo ReFi</text:h>
      <text:h text:style-name="P5" text:outline-level="4">Flujo de Datos (Arquitectura de 4 Capas)</text:h>
      <text:list text:style-name="L3">
        <text:list-item>
          <text:p text:style-name="P23"><text:span text:style-name="T1">Capa de Identidad (Self + Privy):</text:span> Valida que el agricultor en Medellín es real sin exponer su privacidad.</text:p>
        </text:list-item>
        <text:list-item>
          <text:p text:style-name="P23"><text:span text:style-name="T1">Capa de Verificación (Noah AI):</text:span> Convierte inputs de campo en datos on-chain para el NFT.</text:p>
        </text:list-item>
        <text:list-item>
          <text:p text:style-name="P23"><text:span text:style-name="T1">Capa de Activos (Celo + Thirdweb):</text:span> Emisión de <text:span text:style-name="T1">BiotaPass (ERC-721)</text:span> y gestión de <text:span text:style-name="T1">$CCERT (ERC-20)</text:span>.</text:p>
        </text:list-item>
        <text:list-item>
          <text:p text:style-name="P23"><text:span text:style-name="T1">Capa de Incentivos (GoodDollar):</text:span> Distribución de renta básica ecológica (UBI).</text:p>
        </text:list-item>
      </text:list>
      <text:h text:style-name="P6" text:outline-level="4"><text:span text:style-name="T7">Estructura del Proyecto (</text:span><text:span text:style-name="Source_20_Text"><text:span text:style-name="T7">/web</text:span></text:span><text:span text:style-name="T7">)</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8"><text:span text:style-name="Strong_20_Emphasis"><text:span text:style-name="T6">Directorio</text:span></text:span></text:p>
            </table:table-cell>
            <table:table-cell table:style-name="Table1.A1" office:value-type="string">
              <text:p text:style-name="P18"><text:span text:style-name="Strong_20_Emphasis"><text:span text:style-name="T6">Contenido</text:span></text:span></text:p>
            </table:table-cell>
            <table:table-cell table:style-name="Table1.A1" office:value-type="string">
              <text:p text:style-name="P18"><text:span text:style-name="Strong_20_Emphasis"><text:span text:style-name="T6">Propósito</text:span></text:span></text:p>
            </table:table-cell>
          </table:table-row>
        </table:table-header-rows>
        <table:table-row>
          <table:table-cell table:style-name="Table1.A1" office:value-type="string">
            <text:p text:style-name="P17"><text:span text:style-name="Source_20_Text"><text:span text:style-name="T6">app/api/</text:span></text:span></text:p>
          </table:table-cell>
          <table:table-cell table:style-name="Table1.A1" office:value-type="string">
            <text:p text:style-name="P19">Webhooks Farcaster</text:p>
          </table:table-cell>
          <table:table-cell table:style-name="Table1.A1" office:value-type="string">
            <text:p text:style-name="P19">Comunicación con el protocolo social.</text:p>
          </table:table-cell>
        </table:table-row>
        <table:table-row>
          <table:table-cell table:style-name="Table1.A1" office:value-type="string">
            <text:p text:style-name="P17"><text:span text:style-name="Source_20_Text"><text:span text:style-name="T6">components/biota/</text:span></text:span></text:p>
          </table:table-cell>
          <table:table-cell table:style-name="Table1.A1" office:value-type="string">
            <text:p text:style-name="P17"><text:span text:style-name="Source_20_Text"><text:span text:style-name="T6">MintFlow.tsx</text:span></text:span><text:span text:style-name="T6">, </text:span><text:span text:style-name="Source_20_Text"><text:span text:style-name="T6">SelfShield.tsx</text:span></text:span></text:p>
          </table:table-cell>
          <table:table-cell table:style-name="Table1.A1" office:value-type="string">
            <text:p text:style-name="P19">Componentes core de la dApp.</text:p>
          </table:table-cell>
        </table:table-row>
        <table:table-row>
          <table:table-cell table:style-name="Table1.A1" office:value-type="string">
            <text:p text:style-name="P17"><text:span text:style-name="Source_20_Text"><text:span text:style-name="T6">hooks/refi/</text:span></text:span></text:p>
          </table:table-cell>
          <table:table-cell table:style-name="Table1.A1" office:value-type="string">
            <text:p text:style-name="P17"><text:span text:style-name="Source_20_Text"><text:span text:style-name="T6">useGoodClaim.ts</text:span></text:span><text:span text:style-name="T6">, </text:span><text:span text:style-name="Source_20_Text"><text:span text:style-name="T6">useNoahData.ts</text:span></text:span></text:p>
          </table:table-cell>
          <table:table-cell table:style-name="Table1.A1" office:value-type="string">
            <text:p text:style-name="P19">Lógica de los tracks de recompensas e IA.</text:p>
          </table:table-cell>
        </table:table-row>
        <table:table-row>
          <table:table-cell table:style-name="Table1.A1" office:value-type="string">
            <text:p text:style-name="P17"><text:span text:style-name="Source_20_Text"><text:span text:style-name="T6">public/</text:span></text:span></text:p>
          </table:table-cell>
          <table:table-cell table:style-name="Table1.A1" office:value-type="string">
            <text:p text:style-name="P17"><text:span text:style-name="Source_20_Text"><text:span text:style-name="T6">farcaster.json</text:span></text:span></text:p>
          </table:table-cell>
          <table:table-cell table:style-name="Table1.A1" office:value-type="string">
            <text:p text:style-name="P19">Configuración para el track de MiniApp.</text:p>
          </table:table-cell>
        </table:table-row>
      </table:table>
      <text:p text:style-name="Horizontal_20_Line"/>
      <text:h text:style-name="P1" text:outline-level="3">3. Tutorial para tu Junior (Pasos de Senior)</text:h>
      <text:list text:style-name="L4">
        <text:list-item>
          <text:p text:style-name="P30"><text:span text:style-name="T7">Instalación Limpia:</text:span><text:span text:style-name="T6"> No usar carpetas viejas. </text:span><text:span text:style-name="Source_20_Text"><text:span text:style-name="T6">npx create-next-app@15.1.7 biota-secure-node</text:span></text:span><text:span text:style-name="T6">.</text:span></text:p>
        </text:list-item>
        <text:list-item>
          <text:p text:style-name="P30"><text:span text:style-name="T7">Blindaje de Middleware:</text:span><text:span text:style-name="T6"> Crear </text:span><text:span text:style-name="Source_20_Text"><text:span text:style-name="T6">middleware.ts</text:span></text:span><text:span text:style-name="T6"> en la raíz para bloquear cabeceras maliciosas.</text:span></text:p>
        </text:list-item>
        <text:list-item>
          <text:p text:style-name="P30"><text:span text:style-name="T7">Hydration Gate:</text:span><text:span text:style-name="T6"> Todo lo que use </text:span><text:span text:style-name="Source_20_Text"><text:span text:style-name="T6">wagmi</text:span></text:span><text:span text:style-name="T6"> o </text:span><text:span text:style-name="Source_20_Text"><text:span text:style-name="T6">thirdweb</text:span></text:span><text:span text:style-name="T6"> debe estar dentro de un check </text:span><text:span text:style-name="Source_20_Text"><text:span text:style-name="T6">if (!mounted) return null</text:span></text:span><text:span text:style-name="T6">.</text:span></text:p>
        </text:list-item>
        <text:list-item>
          <text:p text:style-name="P30"><text:span text:style-name="T7">Variables de Entorno:</text:span><text:span text:style-name="T6"> Nunca hardcodear IDs. Usar </text:span><text:span text:style-name="Source_20_Text"><text:span text:style-name="T6">.env.local</text:span></text:span><text:span text:style-name="T6"> y replicar en Vercel.</text:span></text:p>
        </text:list-item>
      </text:list>
      <text:p text:style-name="Horizontal_20_Line"><text:soft-page-break/></text:p>
      <text:h text:style-name="P1" text:outline-level="3">4. Checklist para el Grant (Lo que juzgarán)</text:h>
      <text:list text:style-name="L5">
        <text:list-item>
          <text:p text:style-name="P31"><text:span text:style-name="T6">[ ] </text:span><text:span text:style-name="T7">MiniApp:</text:span><text:span text:style-name="T6"> ¿Se abre en Farcaster? (Requisito: </text:span><text:span text:style-name="Source_20_Text"><text:span text:style-name="T6">farcaster.json</text:span></text:span><text:span text:style-name="T6">).</text:span></text:p>
        </text:list-item>
        <text:list-item>
          <text:p text:style-name="P24">[ ] <text:span text:style-name="T1">Self:</text:span> ¿Usa el MockPassport en Testnet para verificar?</text:p>
        </text:list-item>
        <text:list-item>
          <text:p text:style-name="P24">[ ] <text:span text:style-name="T1">GoodDollar:</text:span> ¿Aparece el botón de "Claim"?</text:p>
        </text:list-item>
        <text:list-item>
          <text:p text:style-name="P24">[ ] <text:span text:style-name="T1">Noah AI:</text:span> ¿El dashboard de suelo tiene el logo de Noah?</text:p>
        </text:list-item>
      </text:list>
      <text:p text:style-name="P36"><text:span text:style-name="T6"/></text:p>
      <text:h text:style-name="P2" text:outline-level="3">1. Fase 0: Cimentación Segura (Sprint 1)</text:h>
      <text:p text:style-name="P22"><text:span text:style-name="T3">Objetivo:</text:span><text:span text:style-name="T13"> Crear el repositorio, limpiar vulnerabilidades y configur</text:span>ar el entorno Vercel.</text:p>
      <text:list text:style-name="L6">
        <text:list-item>
          <text:p text:style-name="P32"><text:span text:style-name="T7">Tarea 0.1:</text:span><text:span text:style-name="T6"> Crear repositorio en GitHub (</text:span><text:span text:style-name="Source_20_Text"><text:span text:style-name="T6">biota-refi-node</text:span></text:span><text:span text:style-name="T6">).</text:span></text:p>
        </text:list-item>
        <text:list-item>
          <text:p text:style-name="P25"><text:span text:style-name="T1">Tarea 0.2:</text:span> Inicializar Next.js 15.1.7 + React 19.</text:p>
        </text:list-item>
        <text:list-item>
          <text:p text:style-name="P25"><text:span text:style-name="T1">Tarea 0.3:</text:span> Configurar <text:span text:style-name="T1">Middleware de Seguridad</text:span> (Bloqueo RCE/React2Shell).</text:p>
        </text:list-item>
        <text:list-item>
          <text:p text:style-name="P25"><text:span text:style-name="T1">Tarea 0.4:</text:span> Desplegar a Vercel y configurar Variables de Entorno.</text:p>
        </text:list-item>
      </text:list>
      <text:h text:style-name="P1" text:outline-level="3">2. Fase 1: Identidad y Onboarding (Track Self + Privy)</text:h>
      <text:p text:style-name="P22"><text:span text:style-name="T1">Objetivo:</text:span> Permitir que el productor se conecte y verifique que es humano.</text:p>
      <text:list text:style-name="L7">
        <text:list-item>
          <text:p text:style-name="P26"><text:span text:style-name="T1">Tarea 1.1:</text:span> Instalar y configurar <text:span text:style-name="T1">Privy</text:span> para login con email/social (Abstracción de cuenta).</text:p>
        </text:list-item>
        <text:list-item>
          <text:p text:style-name="P26"><text:span text:style-name="T1">Tarea 1.2:</text:span> Implementar <text:span text:style-name="T1">Self Protocol</text:span> para verificación de humanidad (Sybil Resistance).</text:p>
        </text:list-item>
        <text:list-item>
          <text:p text:style-name="P33"><text:span text:style-name="T7">Tarea 1.3:</text:span><text:span text:style-name="T6"> Crear el </text:span><text:span text:style-name="Source_20_Text"><text:span text:style-name="T6">Providers.tsx</text:span></text:span><text:span text:style-name="T6"> con el "Hydration Gate" para evitar errores de </text:span><text:span text:style-name="Source_20_Text"><text:span text:style-name="T6">indexedDB</text:span></text:span><text:span text:style-name="T6">.</text:span></text:p>
        </text:list-item>
      </text:list>
      <text:h text:style-name="P1" text:outline-level="3">3. Fase 2: El Motor ReFi (Track Noah AI + Smart Contracts)</text:h>
      <text:p text:style-name="P22"><text:span text:style-name="T1">Objetivo:</text:span> Capturar datos de la tierra y conectar el contrato BiotaPass.</text:p>
      <text:list text:style-name="L8">
        <text:list-item>
          <text:p text:style-name="P27"><text:span text:style-name="T1">Tarea 2.1:</text:span> Integrar <text:span text:style-name="T1">Noah AI</text:span> para generar el formulario dinámico de salud del suelo.</text:p>
        </text:list-item>
        <text:list-item>
          <text:p text:style-name="P34"><text:span text:style-name="T7">Tarea 2.2:</text:span><text:span text:style-name="T6"> Vincular el contrato </text:span><text:span text:style-name="Source_20_Text"><text:span text:style-name="T6">BiotaPass</text:span></text:span><text:span text:style-name="T6"> existente usando el </text:span><text:span text:style-name="T7">Thirdweb SDK v5</text:span><text:span text:style-name="T6">.</text:span></text:p>
        </text:list-item>
        <text:list-item>
          <text:p text:style-name="P34"><text:soft-page-break/><text:span text:style-name="T7">Tarea 2.3:</text:span><text:span text:style-name="T6"> Crear el Hook </text:span><text:span text:style-name="Source_20_Text"><text:span text:style-name="T6">useMintBiota</text:span></text:span><text:span text:style-name="T6"> para ejecutar la transacción en Celo Sepolia.</text:span></text:p>
        </text:list-item>
      </text:list>
      <text:h text:style-name="P1" text:outline-level="3">4. Fase 3: Incentivos y Viralidad (Track MiniApp + GoodDollar)</text:h>
      <text:p text:style-name="P22"><text:span text:style-name="T1">Objetivo:</text:span> Distribuir recompensas y vivir dentro de Farcaster.</text:p>
      <text:list text:style-name="L9">
        <text:list-item>
          <text:p text:style-name="P35"><text:span text:style-name="T7">Tarea 3.1:</text:span><text:span text:style-name="T6"> Crear el </text:span><text:span text:style-name="Source_20_Text"><text:span text:style-name="T6">farcaster.json</text:span></text:span><text:span text:style-name="T6"> (Manifest) para ser una </text:span><text:span text:style-name="T7">MiniApp oficial</text:span><text:span text:style-name="T6">.</text:span></text:p>
        </text:list-item>
        <text:list-item>
          <text:p text:style-name="P28"><text:span text:style-name="T1">Tarea 3.2:</text:span> Integrar el <text:span text:style-name="T1">GoodDollar Claim SDK</text:span> para que el usuario reclame su "Sueldo Vivo".</text:p>
        </text:list-item>
        <text:list-item>
          <text:p text:style-name="P28"><text:span text:style-name="T1">Tarea 3.3:</text:span> Optimizar UI/UX para <text:span text:style-name="T1">MiniPay</text:span> (Mobile-first).</text:p>
        </text:list-item>
      </text:list>
      <text:p text:style-name="Horizontal_20_Line"/>
      <text:h text:style-name="P1" text:outline-level="3">5. Documentación Técnica del Flujo de Trabajo</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text:span text:style-name="Strong_20_Emphasis"><text:span text:style-name="T6">Track</text:span></text:span></text:p>
            </table:table-cell>
            <table:table-cell table:style-name="Table2.A1" office:value-type="string">
              <text:p text:style-name="P18"><text:span text:style-name="Strong_20_Emphasis"><text:span text:style-name="T6">Requisito de Éxito</text:span></text:span></text:p>
            </table:table-cell>
            <table:table-cell table:style-name="Table2.A1" office:value-type="string">
              <text:p text:style-name="P18"><text:span text:style-name="Strong_20_Emphasis"><text:span text:style-name="T6">Herramienta</text:span></text:span></text:p>
            </table:table-cell>
          </table:table-row>
        </table:table-header-rows>
        <table:table-row>
          <table:table-cell table:style-name="Table2.A1" office:value-type="string">
            <text:p text:style-name="P20">Seguridad</text:p>
          </table:table-cell>
          <table:table-cell table:style-name="Table2.A1" office:value-type="string">
            <text:p text:style-name="P19">Cero vulnerabilidades críticas reportadas por npm/Vercel.</text:p>
          </table:table-cell>
          <table:table-cell table:style-name="Table2.A1" office:value-type="string">
            <text:p text:style-name="P19">Middleware + Next 15.1.7</text:p>
          </table:table-cell>
        </table:table-row>
        <table:table-row>
          <table:table-cell table:style-name="Table2.A1" office:value-type="string">
            <text:p text:style-name="P20">Noah AI</text:p>
          </table:table-cell>
          <table:table-cell table:style-name="Table2.A1" office:value-type="string">
            <text:p text:style-name="P19">Formulario funcional generado por IA + MVP en Celo.</text:p>
          </table:table-cell>
          <table:table-cell table:style-name="Table2.A1" office:value-type="string">
            <text:p text:style-name="P17"><text:span text:style-name="Source_20_Text"><text:span text:style-name="T6">trynoah.ai</text:span></text:span><text:span text:style-name="T6"> + Credits</text:span></text:p>
          </table:table-cell>
        </table:table-row>
        <table:table-row>
          <table:table-cell table:style-name="Table2.A1" office:value-type="string">
            <text:p text:style-name="P20">Self</text:p>
          </table:table-cell>
          <table:table-cell table:style-name="Table2.A1" office:value-type="string">
            <text:p text:style-name="P19">Verificación exitosa de "Unique Human" en Mainnet/Testnet.</text:p>
          </table:table-cell>
          <table:table-cell table:style-name="Table2.A1" office:value-type="string">
            <text:p text:style-name="P17"><text:span text:style-name="Source_20_Text"><text:span text:style-name="T6">self-sdk</text:span></text:span></text:p>
          </table:table-cell>
        </table:table-row>
        <table:table-row>
          <table:table-cell table:style-name="Table2.A1" office:value-type="string">
            <text:p text:style-name="P20">MiniApp</text:p>
          </table:table-cell>
          <table:table-cell table:style-name="Table2.A1" office:value-type="string">
            <text:p text:style-name="P19">La dApp es accesible desde el buscador de Warpcast.</text:p>
          </table:table-cell>
          <table:table-cell table:style-name="Table2.A1" office:value-type="string">
            <text:p text:style-name="P19">Farcaster JSON Manifest</text:p>
          </table:table-cell>
        </table:table-row>
        <table:table-row>
          <table:table-cell table:style-name="Table2.A1" office:value-type="string">
            <text:p text:style-name="P20">GoodDollar</text:p>
          </table:table-cell>
          <table:table-cell table:style-name="Table2.A1" office:value-type="string">
            <text:p text:style-name="P19">El botón de "Claim" ejecuta la firma del Airdrop.</text:p>
          </table:table-cell>
          <table:table-cell table:style-name="Table2.A1" office:value-type="string">
            <text:p text:style-name="P19">Claim SDK</text:p>
          </table:table-cell>
        </table:table-row>
      </table:table>
      <text:p text:style-name="Horizontal_20_Line"/>
      <text:h text:style-name="P3" text:outline-level="3">🚀 <text:span text:style-name="T8">Acción Inmediata: Iniciamos el Proyecto</text:span></text:h>
      <text:p text:style-name="P22">Como tu Senior, vamos a empezar por la <text:span text:style-name="T1">Tarea 0.1 y 0.2</text:span>. Abre tu terminal en una carpeta limpia y ejecuta este comando de "Arranque Perfecto":</text:p>
      <text:p text:style-name="P22">Bash</text:p>
      <text:p text:style-name="P9"><text:span text:style-name="Source_20_Text"><text:span text:style-name="T6"># 1. Creamos el proyecto con la versión parcheada contra vulnerabilidades</text:span></text:span></text:p>
      <text:p text:style-name="P9"><text:span text:style-name="Source_20_Text"><text:span text:style-name="T6">npx create-next-app@15.1.7 biota-refi-node --ts --tailwind --app --src-dir false --import-alias "@/*"</text:span></text:span></text:p>
      <text:p text:style-name="P10"/>
      <text:p text:style-name="P9"><text:span text:style-name="Source_20_Text"><text:span text:style-name="T6"># 2. Entramos y limpiamos la instalación</text:span></text:span></text:p>
      <text:p text:style-name="P9"><text:span text:style-name="Source_20_Text"><text:span text:style-name="T6">cd biota-refi-node</text:span></text:span></text:p>
      <text:p text:style-name="P10"><text:soft-page-break/></text:p>
      <text:p text:style-name="P9"><text:span text:style-name="Source_20_Text"><text:span text:style-name="T6"># 3. Instalamos el core de seguridad y Web3</text:span></text:span></text:p>
      <text:p text:style-name="P10"><text:span text:style-name="Source_20_Text"><text:span text:style-name="T6">npm install next@15.1.7 react@19.0.0 react-dom@19.0.0 --save-exact</text:span></text:span></text:p>
      <text:p text:style-name="P10"><text:span text:style-name="Source_20_Text"><text:span text:style-name="T6">npm install @privy-io/react-auth@latest thirdweb@5.0.0 @tanstack/react-query@5.64.1 --save-exact</text:span></text:span></text:p>
      <text:p text:style-name="Horizontal_20_Line"/>
      <text:h text:style-name="P1" text:outline-level="3">¿Qué sigue, Jefe de Producto?</text:h>
      <text:p text:style-name="P36"><text:span text:style-name="T6">¿Quieres que te dé ahora mismo el código del </text:span><text:span text:style-name="Source_20_Text"><text:span text:style-name="T7">middleware.ts</text:span></text:span><text:span text:style-name="T6"> para blindar el repo antes de que lo subas a GitHub y Vercel, o prefieres configurar primero el </text:span><text:span text:style-name="Source_20_Text"><text:span text:style-name="T7">layout.tsx</text:span></text:span><text:span text:style-name="T6"> para el login de Privy?</text:span></text:p>
      <text:p text:style-name="P29"><text:span text:style-name="T1">Recomendación de Senior:</text:span> Empecemos con el <text:span text:style-name="T1">Middleware</text:span>, es la base de la seguridad que pediste.</text:p>
      <text:p text:style-name="P42">Como tu <text:span text:style-name="T1">Product Manager</text:span>, mi recomendación es <text:span text:style-name="T1">no separarlos</text:span>. En el ecosistema ReFi y para los jueces de Celo, la fuerza de <text:span text:style-name="T1">Biota</text:span> es precisamente la unión de la identidad y el incentivo.</text:p>
      <text:section text:style-name="Sect1" text:name="model-response-message-contentr_58a8f60c2a9bf5d2">
        <text:p text:style-name="P43">Si los haces aparte, duplicas el trabajo de integración y pierdes el flujo de "Identidad -&gt; Impacto -&gt; Recompensa" que es lo que gana hackathons. Sin embargo, para que no sea un caos, los manejaremos como <text:span text:style-name="T1">módulos independientes dentro del mismo proyecto</text:span>.</text:p>
        <text:p text:style-name="P7"/>
        <text:h text:style-name="Heading_20_3" text:outline-level="3">Estrategia de "Módulos Unificados"</text:h>
        <text:p text:style-name="Text_20_body">Trabajaremos en un solo repo, pero con carpetas separadas para que puedas probar <text:span text:style-name="T1">Biota UBI</text:span> sin romper el <text:span text:style-name="T1">Biota Pass</text:span>:</text:p>
        <text:list text:style-name="L10">
          <text:list-item>
            <text:p text:style-name="P37"><text:span text:style-name="T1">Módulo Biota Pass:</text:span> Registro de predios y NFT de identidad del suelo.</text:p>
          </text:list-item>
          <text:list-item>
            <text:p text:style-name="P37"><text:span text:style-name="T1">Módulo Biota UBI:</text:span> El motor de reclamo de GoodDollar y distribución de tokens por impacto.</text:p>
          </text:list-item>
        </text:list>
        <text:p text:style-name="Horizontal_20_Line"/>
        <text:h text:style-name="Heading_20_3" text:outline-level="3">Tarea 0.3: El Escudo (Middleware de Seguridad)</text:h>
        <text:p text:style-name="Text_20_body">Antes de subir nada a Vercel, crea este archivo en la <text:span text:style-name="T1">raíz</text:span> de tu proyecto (<text:span text:style-name="Source_20_Text">/biota-refi-node/middleware.ts</text:span>). Este archivo detiene los ataques <text:span text:style-name="T1">React2Shell</text:span> y el <text:span text:style-name="T1">bypass de rutas</text:span> que mencionaste.</text:p>
        <text:p text:style-name="P21">TypeScript</text:p>
        <text:p text:style-name="Preformatted_20_Text"><text:span text:style-name="Source_20_Text">import { NextResponse } from 'next/server';</text:span></text:p>
        <text:p text:style-name="Preformatted_20_Text"><text:span text:style-name="Source_20_Text">import type { NextRequest } from 'next/server';</text:span></text:p>
        <text:p text:style-name="Preformatted_20_Text"/>
        <text:p text:style-name="Preformatted_20_Text"><text:span text:style-name="Source_20_Text">export function middleware(request: NextRequest) {</text:span></text:p>
        <text:p text:style-name="Preformatted_20_Text"><text:span text:style-name="Source_20_Text"><text:s text:c="2"/>const response = NextResponse.next();</text:span></text:p>
        <text:p text:style-name="Preformatted_20_Text"/>
        <text:p text:style-name="Preformatted_20_Text"><text:span text:style-name="Source_20_Text"><text:s text:c="2"/>// 1. Bloqueo de Exploits RCE (CVE-2025)</text:span></text:p>
        <text:p text:style-name="Preformatted_20_Text"><text:span text:style-name="Source_20_Text"><text:s text:c="2"/>// Evita que atacantes inyecten cabeceras para ejecutar código en Server Components</text:span></text:p>
        <text:p text:style-name="Preformatted_20_Text"><text:soft-page-break/><text:span text:style-name="Source_20_Text"><text:s text:c="2"/>if (request.headers.get('x-middleware-invoke') || request.headers.get('x-invoke-path')) {</text:span></text:p>
        <text:p text:style-name="Preformatted_20_Text"><text:span text:style-name="Source_20_Text"><text:s text:c="4"/>return new NextResponse('Security Block: Unauthorized Header', { status: 403 });</text:span></text:p>
        <text:p text:style-name="Preformatted_20_Text"><text:span text:style-name="Source_20_Text"><text:s text:c="2"/>}</text:span></text:p>
        <text:p text:style-name="Preformatted_20_Text"/>
        <text:p text:style-name="Preformatted_20_Text"><text:span text:style-name="Source_20_Text"><text:s text:c="2"/>// 2. Cabeceras de Seguridad Estándar</text:span></text:p>
        <text:p text:style-name="Preformatted_20_Text"><text:span text:style-name="Source_20_Text"><text:s text:c="2"/>response.headers.set('X-Frame-Options', 'DENY');</text:span></text:p>
        <text:p text:style-name="Preformatted_20_Text"><text:span text:style-name="Source_20_Text"><text:s text:c="2"/>response.headers.set('X-Content-Type-Options', 'nosniff');</text:span></text:p>
        <text:p text:style-name="Preformatted_20_Text"><text:span text:style-name="Source_20_Text"><text:s text:c="2"/>response.headers.set('Referrer-Policy', 'strict-origin-when-cross-origin');</text:span></text:p>
        <text:p text:style-name="Preformatted_20_Text"><text:span text:style-name="Source_20_Text"><text:s text:c="2"/></text:span></text:p>
        <text:p text:style-name="Preformatted_20_Text"><text:span text:style-name="Source_20_Text"><text:s text:c="2"/>return response;</text:span></text:p>
        <text:p text:style-name="Preformatted_20_Text"><text:span text:style-name="Source_20_Text">}</text:span></text:p>
        <text:p text:style-name="Preformatted_20_Text"/>
        <text:p text:style-name="Preformatted_20_Text"><text:span text:style-name="Source_20_Text">// Aplicamos el escudo a todas las rutas, incluyendo el dashboard de UBI</text:span></text:p>
        <text:p text:style-name="Preformatted_20_Text"><text:span text:style-name="Source_20_Text">export const config = {</text:span></text:p>
        <text:p text:style-name="Preformatted_20_Text"><text:span text:style-name="Source_20_Text"><text:s text:c="2"/>matcher: ['/((?!api|_next/static|_next/image|favicon.ico).*)'],</text:span></text:p>
        <text:p text:style-name="P8"><text:span text:style-name="Source_20_Text">};</text:span></text:p>
        <text:p text:style-name="Horizontal_20_Line"/>
        <text:h text:style-name="Heading_20_3" text:outline-level="3">Tarea 0.4: Conexión con Vercel</text:h>
        <text:p text:style-name="Text_20_body">Ahora que tienes la base segura, haz lo siguiente:</text:p>
        <text:list text:style-name="L11">
          <text:list-item>
            <text:p text:style-name="P38">Crea el repo en GitHub como <text:span text:style-name="Source_20_Text">biota-refi-node</text:span>.</text:p>
          </text:list-item>
          <text:list-item>
            <text:p text:style-name="P38">Sube los archivos iniciales (<text:span text:style-name="Source_20_Text">git add . &amp;&amp; git commit -m "feat: secure base setup"</text:span>).</text:p>
          </text:list-item>
          <text:list-item>
            <text:p text:style-name="P38">Ve a <text:a xlink:type="simple" xlink:href="https://vercel.com/" office:target-frame-name="_blank" xlink:show="new" text:style-name="Internet_20_link" text:visited-style-name="Visited_20_Internet_20_Link">Vercel</text:a>, dale a <text:span text:style-name="T1">"Add New Project"</text:span> e importa este repo.</text:p>
          </text:list-item>
          <text:list-item>
            <text:p text:style-name="P39">¡Ya estás en vivo y protegido!</text:p>
          </text:list-item>
        </text:list>
        <text:p text:style-name="Horizontal_20_Line"/>
        <text:section text:style-name="Sect1" text:name="model-response-message-contentr_b87392a35273f12d">
          <text:p text:style-name="P43">Respecto a tu duda técnica sobre el contrato, aquí tienes la respuesta de <text:span text:style-name="T1">Senior Architect</text:span>:</text:p>
          <text:h text:style-name="P4" text:outline-level="3">1. ¿Cómo migramos el contrato?</text:h>
          <text:p text:style-name="Text_20_body"><text:span text:style-name="T1">No</text:span> es necesario copiar toda la carpeta de Hardhat si el contrato ya está desplegado. En Web3, el frontend solo necesita dos cosas para interactuar con la lógica que ya vive en la blockchain:</text:p>
          <text:list text:style-name="L12">
            <text:list-item>
              <text:p text:style-name="P44"><text:span text:style-name="T1">ABI (La interfaz):</text:span> Es el archivo JSON que le dice al frontend qué funciones tiene el contrato (ej: <text:span text:style-name="Source_20_Text">mint</text:span>, <text:span text:style-name="Source_20_Text">totalSupply</text:span>).</text:p>
            </text:list-item>
            <text:list-item>
              <text:p text:style-name="P44"><text:span text:style-name="T1">Dirección (Address):</text:span> El ID de tu contrato en Celo Sepolia.</text:p>
            </text:list-item>
          </text:list>
          <text:p text:style-name="Text_20_body"><text:span text:style-name="T1">Acción:</text:span> * Crea una carpeta <text:span text:style-name="Source_20_Text">src/constants/abis/</text:span> en el nuevo proyecto.</text:p>
          <text:list text:style-name="L13">
            <text:list-item>
              <text:p text:style-name="P45">Copia ahí el archivo <text:span text:style-name="Source_20_Text">BiotaPassport.json</text:span> (el que está en <text:span text:style-name="Source_20_Text">artifacts/</text:span>).</text:p>
            </text:list-item>
            <text:list-item>
              <text:p text:style-name="P45">Crearemos un archivo <text:span text:style-name="Source_20_Text">src/config/contracts.ts</text:span> para centralizar la dirección.</text:p>
            </text:list-item>
          </text:list>
          <text:p text:style-name="Horizontal_20_Line"/>
          <text:h text:style-name="Heading_20_3" text:outline-level="3"><text:soft-page-break/>2. El Flujo "Invisible" de Self (Estrategia UX)</text:h>
          <text:p text:style-name="Text_20_body">Para que el productor no se sienta abrumado, implementaremos <text:span text:style-name="T1">Self</text:span> como un "Sello de Confianza" automático.</text:p>
          <text:list text:style-name="L14">
            <text:list-item>
              <text:p text:style-name="P46"><text:span text:style-name="T1">Paso 1:</text:span> El productor llena su registro (vía Noah AI).</text:p>
            </text:list-item>
            <text:list-item>
              <text:p text:style-name="P46"><text:span text:style-name="T1">Paso 2:</text:span> Al dar click en "Finalizar", el sistema le pide una verificación rápida de rostro o documento (Self).</text:p>
            </text:list-item>
            <text:list-item>
              <text:p text:style-name="P46"><text:span text:style-name="T1">Paso 3:</text:span> Si Self valida, el contrato de <text:span text:style-name="T1">Biota UBI</text:span> desbloquea automáticamente el reclamo de GoodDollar.</text:p>
            </text:list-item>
          </text:list>
          <text:p text:style-name="Horizontal_20_Line"/>
          <text:h text:style-name="Heading_20_3" text:outline-level="3">3. Sprint 1: Configuración de la "Puerta de Entrada" (Providers)</text:h>
          <text:p text:style-name="Text_20_body">Vamos a preparar el terreno para que tanto Privy (Login) como Thirdweb (Contratos) convivan sin errores de hidratación. Crea el archivo <text:span text:style-name="Source_20_Text">app/providers.tsx</text:span>:</text:p>
          <text:p text:style-name="P21">TypeScript</text:p>
          <text:p text:style-name="Preformatted_20_Text"><text:span text:style-name="Source_20_Text">"use client";</text:span></text:p>
          <text:p text:style-name="Preformatted_20_Text"/>
          <text:p text:style-name="Preformatted_20_Text"><text:span text:style-name="Source_20_Text">import { PrivyProvider } from "@privy-io/react-auth";</text:span></text:p>
          <text:p text:style-name="Preformatted_20_Text"><text:span text:style-name="Source_20_Text">import { ThirdwebProvider } from "thirdweb/react";</text:span></text:p>
          <text:p text:style-name="Preformatted_20_Text"><text:span text:style-name="Source_20_Text">import { useEffect, useState } from "react";</text:span></text:p>
          <text:p text:style-name="Preformatted_20_Text"><text:span text:style-name="Source_20_Text">import { QueryClient, QueryClientProvider } from "@tanstack/react-query";</text:span></text:p>
          <text:p text:style-name="Preformatted_20_Text"/>
          <text:p text:style-name="Preformatted_20_Text"><text:span text:style-name="Source_20_Text">const queryClient = new QueryClient();</text:span></text:p>
          <text:p text:style-name="Preformatted_20_Text"/>
          <text:p text:style-name="Preformatted_20_Text"><text:span text:style-name="Source_20_Text">export function Providers({ children }: { children: React.ReactNode }) {</text:span></text:p>
          <text:p text:style-name="Preformatted_20_Text"><text:span text:style-name="Source_20_Text"><text:s text:c="2"/>const [mounted, setMounted] = useState(false);</text:span></text:p>
          <text:p text:style-name="Preformatted_20_Text"/>
          <text:p text:style-name="Preformatted_20_Text"><text:span text:style-name="Source_20_Text"><text:s text:c="2"/>// El "Gatekeeper" para evitar el error de indexedDB y Server Components</text:span></text:p>
          <text:p text:style-name="Preformatted_20_Text"><text:span text:style-name="Source_20_Text"><text:s text:c="2"/>useEffect(() =&gt; {</text:span></text:p>
          <text:p text:style-name="Preformatted_20_Text"><text:span text:style-name="Source_20_Text"><text:s text:c="4"/>setMounted(true);</text:span></text:p>
          <text:p text:style-name="Preformatted_20_Text"><text:span text:style-name="Source_20_Text"><text:s text:c="2"/>}, []);</text:span></text:p>
          <text:p text:style-name="Preformatted_20_Text"/>
          <text:p text:style-name="Preformatted_20_Text"><text:span text:style-name="Source_20_Text"><text:s text:c="2"/>if (!mounted) {</text:span></text:p>
          <text:p text:style-name="Preformatted_20_Text"><text:span text:style-name="Source_20_Text"><text:s text:c="4"/>return &lt;div className="invisible"&gt;{children}&lt;/div&gt;;</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PrivyProvider</text:span></text:p>
          <text:p text:style-name="Preformatted_20_Text"><text:span text:style-name="Source_20_Text"><text:s text:c="6"/>appId={process.env.NEXT_PUBLIC_PRIVY_APP_ID || ""}</text:span></text:p>
          <text:p text:style-name="Preformatted_20_Text"><text:span text:style-name="Source_20_Text"><text:s text:c="6"/>config={{</text:span></text:p>
          <text:p text:style-name="Preformatted_20_Text"><text:span text:style-name="Source_20_Text"><text:s text:c="8"/>appearance: { theme: "light", accentColor: "#22c55e" }, // Verde Biota</text:span></text:p>
          <text:p text:style-name="Preformatted_20_Text"><text:span text:style-name="Source_20_Text"><text:s text:c="8"/>embeddedWallets: { createOnLogin: "users-without-wallets" },</text:span></text:p>
          <text:p text:style-name="Preformatted_20_Text"><text:span text:style-name="Source_20_Text"><text:s text:c="6"/>}}</text:span></text:p>
          <text:p text:style-name="Preformatted_20_Text"><text:span text:style-name="Source_20_Text"><text:s text:c="4"/>&gt;</text:span></text:p>
          <text:p text:style-name="Preformatted_20_Text"><text:span text:style-name="Source_20_Text"><text:s text:c="6"/>&lt;QueryClientProvider client={queryClient}&gt;</text:span></text:p>
          <text:p text:style-name="Preformatted_20_Text"><text:span text:style-name="Source_20_Text"><text:s text:c="8"/>&lt;ThirdwebProvider&gt;</text:span></text:p>
          <text:p text:style-name="Preformatted_20_Text"><text:span text:style-name="Source_20_Text"><text:s text:c="10"/>{children}</text:span></text:p>
          <text:p text:style-name="Preformatted_20_Text"><text:span text:style-name="Source_20_Text"><text:s text:c="8"/>&lt;/ThirdwebProvider&gt;</text:span></text:p>
          <text:p text:style-name="Preformatted_20_Text"><text:span text:style-name="Source_20_Text"><text:s text:c="6"/>&lt;/QueryClientProvider&gt;</text:span></text:p>
          <text:p text:style-name="Preformatted_20_Text"><text:span text:style-name="Source_20_Text"><text:s text:c="4"/>&lt;/PrivyProvider&gt;</text:span></text:p>
          <text:p text:style-name="Preformatted_20_Text"><text:soft-page-break/><text:span text:style-name="Source_20_Text"><text:s text:c="2"/>);</text:span></text:p>
          <text:p text:style-name="P8"><text:span text:style-name="Source_20_Text">}</text:span></text:p>
          <text:p text:style-name="Horizontal_20_Line"/>
          <text:h text:style-name="Heading_20_3" text:outline-level="3">Siguientes Pasos (Backlog):</text:h>
          <text:list text:style-name="L15">
            <text:list-item>
              <text:p text:style-name="P47"><text:span text:style-name="T1">Tarea 1.1:</text:span> Crea tu cuenta en <text:a xlink:type="simple" xlink:href="https://privy.io/" office:target-frame-name="_blank" xlink:show="new" text:style-name="Internet_20_link" text:visited-style-name="Visited_20_Internet_20_Link">Privy.io</text:a> y <text:a xlink:type="simple" xlink:href="https://thirdweb.com/" office:target-frame-name="_blank" xlink:show="new" text:style-name="Internet_20_link" text:visited-style-name="Visited_20_Internet_20_Link">Thirdweb.com</text:a> para obtener los IDs (son gratuitos).</text:p>
            </text:list-item>
            <text:list-item>
              <text:p text:style-name="P47"><text:span text:style-name="T1">Tarea 1.2:</text:span> Pega el código de arriba en tu proyecto.</text:p>
            </text:list-item>
            <text:list-item>
              <text:p text:style-name="P47"><text:span text:style-name="T1">Tarea 1.3:</text:span> Vamos a crear el archivo <text:span text:style-name="Source_20_Text">src/config/contracts.ts</text:span> donde pondremos la dirección de tu BiotaPassport.</text:p>
            </text:list-item>
          </text:list>
          <text:p text:style-name="P40">¿Quieres que te ayude ahora a estructurar el archivo del Contrato para que el frontend ya lo reconozca, o prefieres configurar el archivo de Farcaster para ir ganando el track de MiniApp?</text:p>
        </text:section>
        <text:p text:style-name="Text_20_body"/>
      </text:section>
      <text:h text:style-name="P4" text:outline-level="3">1. Documentación del Stack de Identidad (Hybrid UX)</text:h>
      <text:section text:style-name="Sect1" text:name="model-response-message-contentr_906c56a48fd36764">
        <text:p text:style-name="P43">Para cumplir con el requerimiento de ser "intuitivo para el productor", dividimos la identidad en dos capas:</text:p>
        <text:list text:style-name="L16">
          <text:list-item>
            <text:p text:style-name="P48"><text:span text:style-name="T1">Capa de Onboarding (Privy):</text:span> El productor entra con su número de teléfono o correo. Privy crea una <text:span text:style-name="T9">Embedded Wallet</text:span> automáticamente. El productor no ve frases semilla ni llaves privadas.</text:p>
          </text:list-item>
          <text:list-item>
            <text:p text:style-name="P48"><text:span text:style-name="T1">Capa de Verificación (Self Protocol):</text:span> Se activa solo como un "paso de validación de calidad". Si el productor quiere acceder a los incentivos de <text:span text:style-name="T1">GoodDollar (UBI)</text:span>, el sistema le pide una prueba de humanidad vía Self. Es un <text:span text:style-name="T9">popup</text:span> que valida que no es un bot.</text:p>
          </text:list-item>
        </text:list>
        <text:h text:style-name="Heading_20_3" text:outline-level="3">2. Arquitectura de Integración de Contratos (Legacy Bridge)</text:h>
        <text:p text:style-name="Text_20_body">Aunque el proyecto sea nuevo, el <text:span text:style-name="T1">BiotaPassport</text:span> es el ancla. La documentación técnica define:</text:p>
        <text:list text:style-name="L17">
          <text:list-item>
            <text:p text:style-name="P49"><text:span text:style-name="T1">Data Source:</text:span> El contrato desplegado en Celo Sepolia.</text:p>
          </text:list-item>
          <text:list-item>
            <text:p text:style-name="P49"><text:span text:style-name="T1">Frontend Interface:</text:span> Usaremos el <text:span text:style-name="T1">Thirdweb SDK v5</text:span> como "Traductor". Este SDK nos permite llamar a las funciones de tu contrato viejo (<text:span text:style-name="Source_20_Text">mint</text:span>, <text:span text:style-name="Source_20_Text">ownerOf</text:span>) usando solo el ABI y la Address, tratándolo como un objeto de JavaScript nativo.</text:p>
          </text:list-item>
          <text:list-item>
            <text:p text:style-name="P49"><text:span text:style-name="T1">Separación de Concerns:</text:span> Los contratos "Legacy" (BiotaPassport) y los nuevos (posibles contratos de UBI o Rewards) convivirán en un mismo archivo de configuración de direcciones.</text:p>
          </text:list-item>
        </text:list>
        <text:h text:style-name="Heading_20_3" text:outline-level="3">3. Flujo Lógico de la Aplicación (The User Journey)</text:h>
        <text:list text:style-name="L18">
          <text:list-item>
            <text:p text:style-name="P50"><text:span text:style-name="T1">Entrada:</text:span> El usuario abre la MiniApp en Farcaster o el link en Vercel.</text:p>
          </text:list-item>
          <text:list-item>
            <text:p text:style-name="P50"><text:span text:style-name="T1">Autenticación:</text:span> Login simple con <text:span text:style-name="T1">Privy</text:span>.</text:p>
          </text:list-item>
          <text:list-item>
            <text:p text:style-name="P50"><text:span text:style-name="T1">Módulo Biota Pass (Registro):</text:span> * Formulario intuitivo (impulsado por la lógica de <text:span text:style-name="T1">Noah AI</text:span>).</text:p>
            <text:list>
              <text:list-item>
                <text:p text:style-name="P50"><text:soft-page-break/>Carga de datos del predio (Ubicación, fotos, tipo de suelo).</text:p>
              </text:list-item>
              <text:list-item>
                <text:p text:style-name="P50">Llamada al contrato <text:span text:style-name="T1">BiotaPassport</text:span> para el minteo del NFT.</text:p>
              </text:list-item>
            </text:list>
          </text:list-item>
          <text:list-item>
            <text:p text:style-name="P41">Módulo Biota UBI (Incentivos):</text:p>
            <text:list>
              <text:list-item>
                <text:p text:style-name="P50">Verificación en segundo plano con <text:span text:style-name="T1">Self Protocol</text:span>.</text:p>
              </text:list-item>
              <text:list-item>
                <text:p text:style-name="P50">Una vez verificado, se habilita el botón de <text:span text:style-name="T1">Claim G$ (GoodDollar)</text:span>.</text:p>
              </text:list-item>
            </text:list>
          </text:list-item>
          <text:list-item>
            <text:p text:style-name="P50"><text:span text:style-name="T1">Cierre:</text:span> El productor ve su "Pasaporte" actualizado y su balance de incentivos.</text:p>
          </text:list-item>
        </text:list>
        <text:p text:style-name="Horizontal_20_Line"/>
        <text:h text:style-name="Heading_20_3" text:outline-level="3">4. Estructura de Carpetas Definida (Clean Architecture)</text:h>
        <text:p text:style-name="P21">Plaintext</text:p>
        <text:p text:style-name="Preformatted_20_Text"><text:span text:style-name="Source_20_Text">/biota-refi-node</text:span></text:p>
        <text:p text:style-name="Preformatted_20_Text"><text:span text:style-name="Source_20_Text">├── /app (Rutas y Layouts seguros)</text:span></text:p>
        <text:p text:style-name="Preformatted_20_Text"><text:span text:style-name="Source_20_Text">├── /components</text:span></text:p>
        <text:p text:style-name="Preformatted_20_Text"><text:span text:style-name="Source_20_Text">│ <text:s text:c="2"/>├── /shared (Botones, inputs)</text:span></text:p>
        <text:p text:style-name="Preformatted_20_Text"><text:span text:style-name="Source_20_Text">│ <text:s text:c="2"/>├── /auth (Lógica de Privy)</text:span></text:p>
        <text:p text:style-name="Preformatted_20_Text"><text:span text:style-name="Source_20_Text">│ <text:s text:c="2"/>├── /passport (Interfaz del NFT Biota)</text:span></text:p>
        <text:p text:style-name="Preformatted_20_Text"><text:span text:style-name="Source_20_Text">│ <text:s text:c="2"/>└── /ubi (Interfaz de Recompensas GoodDollar)</text:span></text:p>
        <text:p text:style-name="Preformatted_20_Text"><text:span text:style-name="Source_20_Text">├── /constants</text:span></text:p>
        <text:p text:style-name="Preformatted_20_Text"><text:span text:style-name="Source_20_Text">│ <text:s text:c="2"/>├── abis/ (Aquí pegaremos tus archivos JSON)</text:span></text:p>
        <text:p text:style-name="Preformatted_20_Text"><text:span text:style-name="Source_20_Text">│ <text:s text:c="2"/>└── contracts.ts (Direcciones de Celo)</text:span></text:p>
        <text:p text:style-name="Preformatted_20_Text"><text:span text:style-name="Source_20_Text">├── /hooks (Lógica de Smart Contracts y Self Protocol)</text:span></text:p>
        <text:p text:style-name="Preformatted_20_Text"><text:span text:style-name="Source_20_Text">├── /services (Configuración de Thirdweb y Noah AI)</text:span></text:p>
        <text:p text:style-name="P8"><text:span text:style-name="Source_20_Text">└── middleware.ts (Protección CVE-2025)</text:span></text:p>
        <text:p text:style-name="Horizontal_20_Line"/>
        <text:h text:style-name="Heading_20_3" text:outline-level="3">5. Definición de "Definition of Done" (DoD) para el Sprint 1</text:h>
        <text:list text:style-name="L19">
          <text:list-item>
            <text:p text:style-name="P51">Repositorio creado y conectado a Vercel.</text:p>
          </text:list-item>
          <text:list-item>
            <text:p text:style-name="P51">Documentación de ABIs cargada en el proyecto.</text:p>
          </text:list-item>
          <text:list-item>
            <text:p text:style-name="P51">Estructura de carpetas creada (vacía o con placeholders).</text:p>
          </text:list-item>
          <text:list-item>
            <text:p text:style-name="P51"><text:span text:style-name="T1">Manifest de Farcaster</text:span> redactado para el track de MiniApp.</text:p>
          </text:list-item>
        </text:list>
        <text:p text:style-name="P52"><text:span text:style-name="T1">¿Estamos de acuerdo con este flujo y estructura?</text:span> Si es así, ¿quieres que pasemos a documentar específicamente el <text:span text:style-name="T1">Manifiesto de Farcaster</text:span> (para asegurar el track de 6000 CELO) o prefieres que documentemos el <text:span text:style-name="T1">Esquema de Datos</text:span> que enviará Noah AI al contrato?</text:p>
      </text:section>
      <text:p text:style-name="P16"/>
      <text:p text:style-name="P21">C<text:span text:style-name="T15">omo tu </text:span><text:span text:style-name="T5">Product Manager</text:span><text:span text:style-name="T15">, el nombre ganador es </text:span><text:span text:style-name="Source_20_Text"><text:span text:style-name="T5">biota-protocol</text:span></text:span><text:span text:style-name="T15">. Es escalable, suena a infraestructura (ideal para un Nodo ReFi) y nos permite agrupar tanto el </text:span><text:span text:style-name="T11">Passport</text:span><text:span text:style-name="T15"> como el </text:span><text:span text:style-name="T11">UBI</text:span><text:span text:style-name="T15"> bajo una misma marca técnica.</text:span></text:p>
      <text:section text:style-name="Sect1" text:name="model-response-message-contentr_78878b6b97ffd9e3">
        <text:h text:style-name="Heading_20_3" text:outline-level="3"><text:soft-page-break/>Fase 0: Inicialización Blindada (Sprint 1)</text:h>
        <text:p text:style-name="Text_20_body">Vamos a ejecutar el arranque siguiendo estrictamente tu requerimiento de <text:span text:style-name="T1">cero vulnerabilidades</text:span> y protección contra los exploits de 2025/2026.</text:p>
        <text:h text:style-name="Heading_20_4" text:outline-level="4">1. Creación del Proyecto (Terminal)</text:h>
        <text:p text:style-name="Text_20_body">Abre tu terminal y ejecuta estos comandos. He seleccionado las versiones exactas que contienen los parches de seguridad para <text:span text:style-name="T1">React Server Components (RSC)</text:span> y <text:span text:style-name="T1">Middleware</text:span>.</text:p>
        <text:p text:style-name="P21">Bash</text:p>
        <text:p text:style-name="Preformatted_20_Text"><text:span text:style-name="Source_20_Text"># Creamos la base con Next.js 15 estable</text:span></text:p>
        <text:p text:style-name="Preformatted_20_Text"><text:span text:style-name="Source_20_Text">npx create-next-app@15.1.7 biota-protocol --ts --tailwind --app --src-dir false --import-alias "@/*"</text:span></text:p>
        <text:p text:style-name="Preformatted_20_Text"/>
        <text:p text:style-name="Preformatted_20_Text"><text:span text:style-name="Source_20_Text"># Entramos al directorio</text:span></text:p>
        <text:p text:style-name="Preformatted_20_Text"><text:span text:style-name="Source_20_Text">cd biota-protocol</text:span></text:p>
        <text:p text:style-name="Preformatted_20_Text"/>
        <text:p text:style-name="Preformatted_20_Text"><text:span text:style-name="Source_20_Text"># Instalamos el núcleo de seguridad y Web3 con versiones parcheadas</text:span></text:p>
        <text:p text:style-name="Preformatted_20_Text"><text:span text:style-name="Source_20_Text">npm install next@15.1.7 react@19.0.0 react-dom@19.0.0 --save-exact</text:span></text:p>
        <text:p text:style-name="P8"><text:span text:style-name="Source_20_Text">npm install @privy-io/react-auth@latest thirdweb@5.0.0 @tanstack/react-query@5.64.1 --save-exact</text:span></text:p>
        <text:p text:style-name="Horizontal_20_Line"/>
        <text:h text:style-name="Heading_20_4" text:outline-level="4">2. Documentación de Seguridad Inmediata</text:h>
        <text:p text:style-name="Text_20_body">Para que el proyecto sea <text:span text:style-name="T1">"Vulnerability-Free"</text:span> desde el primer commit, debemos configurar el archivo de protección que mencionamos en la fase de docs.</text:p>
        <text:p text:style-name="Text_20_body"><text:span text:style-name="T1">Tarea Actual:</text:span> Crea el archivo <text:span text:style-name="Source_20_Text">middleware.ts</text:span> en la raíz de la carpeta <text:span text:style-name="Source_20_Text">biota-protocol</text:span>.</text:p>
        <text:p text:style-name="P21">TypeScript</text:p>
        <text:p text:style-name="Preformatted_20_Text"><text:span text:style-name="Source_20_Text">import { NextResponse } from 'next/server';</text:span></text:p>
        <text:p text:style-name="Preformatted_20_Text"><text:span text:style-name="Source_20_Text">import type { NextRequest } from 'next/server';</text:span></text:p>
        <text:p text:style-name="Preformatted_20_Text"/>
        <text:p text:style-name="Preformatted_20_Text"><text:span text:style-name="Source_20_Text">export function middleware(request: NextRequest) {</text:span></text:p>
        <text:p text:style-name="Preformatted_20_Text"><text:span text:style-name="Source_20_Text"><text:s text:c="2"/>// Bloqueo proactivo contra React2Shell y RCE en Server Functions</text:span></text:p>
        <text:p text:style-name="Preformatted_20_Text"><text:span text:style-name="Source_20_Text"><text:s text:c="2"/>if (request.headers.get('x-middleware-invoke') || request.headers.get('x-invoke-path')) {</text:span></text:p>
        <text:p text:style-name="Preformatted_20_Text"><text:span text:style-name="Source_20_Text"><text:s text:c="4"/>return new NextResponse('Security Block', { status: 403 });</text:span></text:p>
        <text:p text:style-name="Preformatted_20_Text"><text:span text:style-name="Source_20_Text"><text:s text:c="2"/>}</text:span></text:p>
        <text:p text:style-name="Preformatted_20_Text"/>
        <text:p text:style-name="Preformatted_20_Text"><text:span text:style-name="Source_20_Text"><text:s text:c="2"/>const response = NextResponse.next();</text:span></text:p>
        <text:p text:style-name="Preformatted_20_Text"><text:span text:style-name="Source_20_Text"><text:s text:c="2"/></text:span></text:p>
        <text:p text:style-name="Preformatted_20_Text"><text:span text:style-name="Source_20_Text"><text:s text:c="2"/>// Headers de protección contra Clickjacking y Sniffing</text:span></text:p>
        <text:p text:style-name="Preformatted_20_Text"><text:span text:style-name="Source_20_Text"><text:s text:c="2"/>response.headers.set('X-Frame-Options', 'SAMEORIGIN');</text:span></text:p>
        <text:p text:style-name="Preformatted_20_Text"><text:span text:style-name="Source_20_Text"><text:s text:c="2"/>response.headers.set('X-Content-Type-Options', 'nosniff');</text:span></text:p>
        <text:p text:style-name="Preformatted_20_Text"><text:span text:style-name="Source_20_Text"><text:s text:c="2"/></text:span></text:p>
        <text:p text:style-name="Preformatted_20_Text"><text:span text:style-name="Source_20_Text"><text:s text:c="2"/>return response;</text:span></text:p>
        <text:p text:style-name="Preformatted_20_Text"><text:span text:style-name="Source_20_Text">}</text:span></text:p>
        <text:p text:style-name="Preformatted_20_Text"/>
        <text:p text:style-name="Preformatted_20_Text"><text:span text:style-name="Source_20_Text">export const config = {</text:span></text:p>
        <text:p text:style-name="Preformatted_20_Text"><text:span text:style-name="Source_20_Text"><text:s text:c="2"/>matcher: ['/((?!api|_next/static|_next/image|favicon.ico).*)'],</text:span></text:p>
        <text:p text:style-name="P8"><text:span text:style-name="Source_20_Text">};</text:span></text:p>
        <text:p text:style-name="Horizontal_20_Line"><text:soft-page-break/></text:p>
        <text:h text:style-name="Heading_20_4" text:outline-level="4">3. Estructura de "Legacy Bridge" (Tus Contratos)</text:h>
        <text:p text:style-name="Text_20_body">Como Senior, te indico cómo organizar lo que ya tienes para que el Junior no se pierda:</text:p>
        <text:list text:style-name="L20">
          <text:list-item>
            <text:p text:style-name="P53">Crea la carpeta: <text:span text:style-name="Source_20_Text">constants/abis/</text:span>.</text:p>
          </text:list-item>
          <text:list-item>
            <text:p text:style-name="P53"><text:span text:style-name="T1">Acción para ti:</text:span> Busca el archivo <text:span text:style-name="Source_20_Text">BiotaPassport.json</text:span> de tu proyecto anterior y pégalo ahí.</text:p>
          </text:list-item>
          <text:list-item>
            <text:p text:style-name="P53">Crea el archivo: <text:span text:style-name="Source_20_Text">constants/contracts.ts</text:span> para mapear tu dirección de Celo Sepolia.</text:p>
          </text:list-item>
        </text:list>
        <text:p text:style-name="Horizontal_20_Line"/>
        <text:h text:style-name="Heading_20_3" text:outline-level="3">Siguientes pasos del Product Manager:</text:h>
        <text:p text:style-name="Text_20_body">Ya tenemos la carpeta y la seguridad base. Ahora, para que el proyecto sea <text:span text:style-name="T1">Proof-of-Ship</text:span> y ganemos el track de <text:span text:style-name="T1">MiniApp</text:span>:</text:p>
        <text:list text:style-name="L21">
          <text:list-item>
            <text:p text:style-name="P54"><text:span text:style-name="T1">¿Quieres que configuremos el </text:span><text:span text:style-name="Source_20_Text"><text:span text:style-name="T1">public/.well-known/farcaster.json</text:span></text:span><text:span text:style-name="T1"> para que el repo sea detectable por Warpcast desde el primer despliegue en Vercel?</text:span></text:p>
          </text:list-item>
          <text:list-item>
            <text:p text:style-name="P54"><text:span text:style-name="T1">¿O prefieres que armemos el </text:span><text:span text:style-name="Source_20_Text"><text:span text:style-name="T1">Providers.tsx</text:span></text:span><text:span text:style-name="T1"> para dejar listo el sistema de Login?</text:span></text:p>
          </text:list-item>
        </text:list>
        <text:p text:style-name="Text_20_body"><text:span text:style-name="T9">(Recuerda subir esto a un nuevo repo en GitHub llamado </text:span><text:span text:style-name="Source_20_Text"><text:span text:style-name="T9">biota-protocol</text:span></text:span><text:span text:style-name="T9"> para evitar conflictos).</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0T20:54:36.901666389</meta:creation-date>
    <dc:date>2026-01-11T03:11:32.620571479</dc:date>
    <meta:editing-duration>PT6H6M40S</meta:editing-duration>
    <meta:editing-cycles>1</meta:editing-cycles>
    <meta:document-statistic meta:table-count="2" meta:image-count="0" meta:object-count="0" meta:page-count="11" meta:paragraph-count="271" meta:word-count="2465" meta:character-count="16399" meta:non-whitespace-character-count="14114"/>
    <meta:generator>LibreOffice/24.2.7.2$Linux_X86_64 LibreOffice_project/420$Build-2</meta:generator>
  </office:meta>
</office:document-meta>
</file>